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Wingdings" svg:font-family="Wingdings"/>
    <style:font-face style:name="Albany" svg:font-family="Albany" style:font-family-generic="swiss"/>
    <style:font-face style:name="Arial1" svg:font-family="Arial" style:font-family-generic="swiss"/>
    <style:font-face style:name="Arial Black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0.637cm"/>
    </style:style>
    <style:style style:name="co6" style:family="table-column">
      <style:table-column-properties fo:break-before="auto" style:column-width="0.663cm"/>
    </style:style>
    <style:style style:name="co7" style:family="table-column">
      <style:table-column-properties fo:break-before="auto" style:column-width="0.61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584cm"/>
    </style:style>
    <style:style style:name="co11" style:family="table-column">
      <style:table-column-properties fo:break-before="auto" style:column-width="1.70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1pt" style:font-weight-asian="bold" style:font-size-complex="11pt" style:font-weight-complex="bold"/>
      <style:map style:condition="cell-content()=&quot;Sob&quot;" style:apply-style-name="praznik" style:base-cell-address="'Delovni list1'.A1"/>
      <style:map style:condition="cell-content()=&quot;Ned&quot;" style:apply-style-name="praznik" style:base-cell-address="'Delovni list1'.A1"/>
    </style:style>
    <style:style style:name="ce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1pt" style:font-weight-asian="bold" style:font-size-complex="11pt" style:font-weight-complex="bold"/>
      <style:map style:condition="cell-content()=&quot;Sob&quot;" style:apply-style-name="praznik" style:base-cell-address="'Delovni list1'.A1"/>
      <style:map style:condition="cell-content()=&quot;Ned&quot;" style:apply-style-name="praznik" style:base-cell-address="'Delovni list1'.A1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1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6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18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8pt" style:font-weight-asian="normal" style:font-size-complex="18pt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8pt" style:font-weight-asian="normal" style:font-size-complex="18pt" style:font-weight-complex="normal"/>
    </style:style>
    <style:style style:name="ce2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1" fo:font-size="11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24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" fo:font-size="11pt" fo:font-weight="normal" style:font-size-asian="18pt" style:font-weight-asian="normal" style:font-size-complex="18pt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'Delovni list1'.A1"/>
      <style:map style:condition="cell-content()&gt;1" style:apply-style-name="preveč" style:base-cell-address="'Delovni list1'.A1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6pt" fo:font-weight="normal" style:font-size-asian="13.5pt" style:font-weight-asian="normal" style:font-size-complex="13.5pt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6pt" fo:font-weight="normal" style:font-size-asian="13.5pt" style:font-weight-asian="normal" style:font-size-complex="13.5pt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6pt" fo:font-weight="normal" style:font-size-asian="10pt" style:font-weight-asian="normal" style:font-size-complex="10pt" style:font-weight-complex="normal"/>
    </style:style>
    <style:style style:name="ce34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'Delovni list1'.A1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'Delovni list1'.A1"/>
    </style:style>
  </office:automatic-styles>
  <office:body>
    <office:spreadsheet>
      <table:table table:name="Delovni lis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9" table:default-cell-style-name="ce5"/>
        <table:table-column table:style-name="co4" table:default-cell-style-name="ce5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5" table:default-cell-style-name="ce28"/>
        <table:table-column table:style-name="co11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9" office:value-type="string">
            <text:p>KOS</text:p>
          </table:table-cell>
          <table:table-cell table:style-name="ce9" office:value-type="string">
            <text:p>ŠOŠ</text:p>
          </table:table-cell>
          <table:table-cell table:style-name="ce9" office:value-type="string">
            <text:p>PIN</text:p>
          </table:table-cell>
          <table:table-cell table:style-name="ce9" office:value-type="string">
            <text:p>KON</text:p>
          </table:table-cell>
          <table:table-cell table:style-name="ce9" office:value-type="string">
            <text:p>MIR</text:p>
          </table:table-cell>
          <table:table-cell table:style-name="ce9" office:value-type="string">
            <text:p>HOL</text:p>
          </table:table-cell>
          <table:table-cell table:style-name="ce9" office:value-type="string">
            <text:p>?</text:p>
          </table:table-cell>
          <table:table-cell table:style-name="ce9" office:value-type="string">
            <text:p>DAN</text:p>
          </table:table-cell>
          <table:table-cell table:style-name="ce23" office:value-type="string">
            <text:p>MSS</text:p>
          </table:table-cell>
          <table:table-cell table:style-name="ce24" office:value-type="string">
            <text:p>TX</text:p>
          </table:table-cell>
          <table:table-cell table:style-name="ce25" office:value-type="string">
            <text:p>L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52">
            <text:p>52</text:p>
          </table:table-cell>
          <table:table-cell table:style-name="ce30" office:value-type="string">
            <text:p>11-19</text:p>
          </table:table-cell>
          <table:table-cell table:style-name="ce31" office:value-type="string">
            <text:p>U</text:p>
          </table:table-cell>
          <table:table-cell table:style-name="ce32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01">
            <text:p>1. dec 06</text:p>
          </table:table-cell>
          <table:table-cell table:style-name="ce7" table:formula="oooc:=TEXT([.A2];&quot;Ddd&quot;)" office:value-type="string" office:string-value="pet">
            <text:p>pet</text:p>
          </table:table-cell>
          <table:table-cell table:style-name="ce10"/>
          <table:table-cell table:style-name="ce15" office:value-type="string">
            <text:p>X</text:p>
          </table:table-cell>
          <table:table-cell table:style-name="ce15" office:value-type="string">
            <text:p>D</text:p>
          </table:table-cell>
          <table:table-cell table:style-name="ce12"/>
          <table:table-cell table:style-name="ce16"/>
          <table:table-cell table:style-name="ce15" office:value-type="string">
            <text:p>D</text:p>
          </table:table-cell>
          <table:table-cell table:style-name="ce13" table:number-columns-repeated="2"/>
          <table:table-cell table:style-name="ce15"/>
          <table:table-cell table:style-name="ce24" office:value-type="string">
            <text:p>MIR</text:p>
          </table:table-cell>
          <table:table-cell table:style-name="ce26" table:formula="oooc:=COUNTIF([.C2:.K2];&quot;L&quot;) + COUNTIF([.C2:.K2];&quot;52L&quot;)+COUNTIF([.C2:.K2];&quot;51L&quot;)+COUNTIF([.C2:.K2];&quot;1L&quot;)+COUNTIF([.C2:.K2];&quot;KVITL&quot;)+COUNTIF([.C2:.K2];&quot;UL&quot;)" office:value-type="float" office:value="0">
            <text:p>0</text:p>
          </table:table-cell>
          <table:table-cell table:style-name="ce26" table:formula="oooc:=COUNTIF([.C2:.K2];&quot;51&quot;) + COUNTIF([.C2:.K2];&quot;51L&quot;)" office:value-type="float" office:value="0">
            <text:p>0</text:p>
          </table:table-cell>
          <table:table-cell table:style-name="ce26" table:formula="oooc:=COUNTIF([.C2:.K2];&quot;52&quot;) + COUNTIF([.C2:.K2];&quot;52L&quot;)" office:value-type="float" office:value="0">
            <text:p>0</text:p>
          </table:table-cell>
          <table:table-cell table:style-name="ce26" table:formula="oooc:=COUNTIF([.C2:.K2];&quot;11-19&quot;) + COUNTIF([.C2:.K2];&quot;2&quot;)" office:value-type="float" office:value="0">
            <text:p>0</text:p>
          </table:table-cell>
          <table:table-cell table:style-name="ce26" table:formula="oooc:=COUNTIF([.C2:.K2];&quot;U&quot;)+COUNTIF([.C2:.K2];&quot;UL&quot;)" office:value-type="float" office:value="0">
            <text:p>0</text:p>
          </table:table-cell>
          <table:table-cell table:style-name="ce26" table:formula="oooc:=COUNTIF([.C2:.K2];&quot;KVIT&quot;)" office:value-type="float" office:value="0">
            <text:p>0</text:p>
          </table:table-cell>
          <table:table-cell table:style-name="ce34" table:formula="oooc:=COUNTBLANK([.C2:.K2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02">
            <text:p>2. dec 06</text:p>
          </table:table-cell>
          <table:table-cell table:style-name="ce8" table:formula="oooc:=TEXT([.A3];&quot;Ddd&quot;)" office:value-type="string" office:string-value="sob">
            <text:p>sob</text:p>
          </table:table-cell>
          <table:table-cell table:style-name="ce11" table:number-columns-repeated="4"/>
          <table:table-cell table:style-name="ce17"/>
          <table:table-cell table:style-name="ce11" table:number-columns-repeated="2"/>
          <table:table-cell table:style-name="ce21"/>
          <table:table-cell table:style-name="ce11"/>
          <table:table-cell table:style-name="ce24" office:value-type="string">
            <text:p>MSS</text:p>
          </table:table-cell>
          <table:table-cell table:style-name="ce26" table:formula="oooc:=COUNTIF([.C3:.K3];&quot;L&quot;) + COUNTIF([.C3:.K3];&quot;52L&quot;)+COUNTIF([.C3:.K3];&quot;51L&quot;)+COUNTIF([.C3:.K3];&quot;1L&quot;)+COUNTIF([.C3:.K3];&quot;KVITL&quot;)+COUNTIF([.C3:.K3];&quot;UL&quot;)" office:value-type="float" office:value="0">
            <text:p>0</text:p>
          </table:table-cell>
          <table:table-cell table:style-name="ce26" table:formula="oooc:=COUNTIF([.C3:.K3];&quot;51&quot;) + COUNTIF([.C3:.K3];&quot;51L&quot;)" office:value-type="float" office:value="0">
            <text:p>0</text:p>
          </table:table-cell>
          <table:table-cell table:style-name="ce26" table:formula="oooc:=COUNTIF([.C3:.K3];&quot;52&quot;) + COUNTIF([.C3:.K3];&quot;52L&quot;)" office:value-type="float" office:value="0">
            <text:p>0</text:p>
          </table:table-cell>
          <table:table-cell table:style-name="ce26" table:formula="oooc:=COUNTIF([.C3:.K3];&quot;11-19&quot;) + COUNTIF([.C3:.K3];&quot;2&quot;)" office:value-type="float" office:value="0">
            <text:p>0</text:p>
          </table:table-cell>
          <table:table-cell table:style-name="ce26" table:formula="oooc:=COUNTIF([.C3:.K3];&quot;U&quot;)+COUNTIF([.C3:.K3];&quot;UL&quot;)" office:value-type="float" office:value="0">
            <text:p>0</text:p>
          </table:table-cell>
          <table:table-cell table:style-name="ce26" table:formula="oooc:=COUNTIF([.C3:.K3];&quot;KVIT&quot;)" office:value-type="float" office:value="0">
            <text:p>0</text:p>
          </table:table-cell>
          <table:table-cell table:style-name="ce34" table:formula="oooc:=COUNTBLANK([.C3:.K3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03">
            <text:p>3. dec 06</text:p>
          </table:table-cell>
          <table:table-cell table:style-name="ce8" table:formula="oooc:=TEXT([.A4];&quot;Ddd&quot;)" office:value-type="string" office:string-value="ned">
            <text:p>ned</text:p>
          </table:table-cell>
          <table:table-cell table:style-name="ce11" table:number-columns-repeated="4"/>
          <table:table-cell table:style-name="ce17"/>
          <table:table-cell table:style-name="ce11" table:number-columns-repeated="2"/>
          <table:table-cell table:style-name="ce21"/>
          <table:table-cell table:style-name="ce11"/>
          <table:table-cell table:style-name="ce24" office:value-type="string">
            <text:p>MSS</text:p>
          </table:table-cell>
          <table:table-cell table:style-name="ce26" table:formula="oooc:=COUNTIF([.C4:.K4];&quot;L&quot;) + COUNTIF([.C4:.K4];&quot;52L&quot;)+COUNTIF([.C4:.K4];&quot;51L&quot;)+COUNTIF([.C4:.K4];&quot;1L&quot;)+COUNTIF([.C4:.K4];&quot;KVITL&quot;)+COUNTIF([.C4:.K4];&quot;UL&quot;)" office:value-type="float" office:value="0">
            <text:p>0</text:p>
          </table:table-cell>
          <table:table-cell table:style-name="ce26" table:formula="oooc:=COUNTIF([.C4:.K4];&quot;51&quot;) + COUNTIF([.C4:.K4];&quot;51L&quot;)" office:value-type="float" office:value="0">
            <text:p>0</text:p>
          </table:table-cell>
          <table:table-cell table:style-name="ce26" table:formula="oooc:=COUNTIF([.C4:.K4];&quot;52&quot;) + COUNTIF([.C4:.K4];&quot;52L&quot;)" office:value-type="float" office:value="0">
            <text:p>0</text:p>
          </table:table-cell>
          <table:table-cell table:style-name="ce26" table:formula="oooc:=COUNTIF([.C4:.K4];&quot;11-19&quot;) + COUNTIF([.C4:.K4];&quot;2&quot;)" office:value-type="float" office:value="0">
            <text:p>0</text:p>
          </table:table-cell>
          <table:table-cell table:style-name="ce26" table:formula="oooc:=COUNTIF([.C4:.K4];&quot;U&quot;)+COUNTIF([.C4:.K4];&quot;UL&quot;)" office:value-type="float" office:value="0">
            <text:p>0</text:p>
          </table:table-cell>
          <table:table-cell table:style-name="ce26" table:formula="oooc:=COUNTIF([.C4:.K4];&quot;KVIT&quot;)" office:value-type="float" office:value="0">
            <text:p>0</text:p>
          </table:table-cell>
          <table:table-cell table:style-name="ce34" table:formula="oooc:=COUNTBLANK([.C4:.K4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04">
            <text:p>4. dec 06</text:p>
          </table:table-cell>
          <table:table-cell table:style-name="ce7" table:formula="oooc:=TEXT([.A5];&quot;Ddd&quot;)" office:value-type="string" office:string-value="pon">
            <text:p>pon</text:p>
          </table:table-cell>
          <table:table-cell table:style-name="ce12"/>
          <table:table-cell table:style-name="ce10"/>
          <table:table-cell table:style-name="ce13"/>
          <table:table-cell table:style-name="ce16"/>
          <table:table-cell table:style-name="ce15" office:value-type="string">
            <text:p>X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4" office:value-type="string">
            <text:p>MSS</text:p>
          </table:table-cell>
          <table:table-cell table:style-name="ce26" table:formula="oooc:=COUNTIF([.C5:.K5];&quot;L&quot;) + COUNTIF([.C5:.K5];&quot;52L&quot;)+COUNTIF([.C5:.K5];&quot;51L&quot;)+COUNTIF([.C5:.K5];&quot;1L&quot;)+COUNTIF([.C5:.K5];&quot;KVITL&quot;)+COUNTIF([.C5:.K5];&quot;UL&quot;)" office:value-type="float" office:value="0">
            <text:p>0</text:p>
          </table:table-cell>
          <table:table-cell table:style-name="ce26" table:formula="oooc:=COUNTIF([.C5:.K5];&quot;51&quot;) + COUNTIF([.C5:.K5];&quot;51L&quot;)" office:value-type="float" office:value="0">
            <text:p>0</text:p>
          </table:table-cell>
          <table:table-cell table:style-name="ce26" table:formula="oooc:=COUNTIF([.C5:.K5];&quot;52&quot;) + COUNTIF([.C5:.K5];&quot;52L&quot;)" office:value-type="float" office:value="0">
            <text:p>0</text:p>
          </table:table-cell>
          <table:table-cell table:style-name="ce26" table:formula="oooc:=COUNTIF([.C5:.K5];&quot;11-19&quot;) + COUNTIF([.C5:.K5];&quot;2&quot;)" office:value-type="float" office:value="0">
            <text:p>0</text:p>
          </table:table-cell>
          <table:table-cell table:style-name="ce26" table:formula="oooc:=COUNTIF([.C5:.K5];&quot;U&quot;)+COUNTIF([.C5:.K5];&quot;UL&quot;)" office:value-type="float" office:value="0">
            <text:p>0</text:p>
          </table:table-cell>
          <table:table-cell table:style-name="ce26" table:formula="oooc:=COUNTIF([.C5:.K5];&quot;KVIT&quot;)" office:value-type="float" office:value="0">
            <text:p>0</text:p>
          </table:table-cell>
          <table:table-cell table:style-name="ce34" table:formula="oooc:=COUNTBLANK([.C5:.K5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05">
            <text:p>5. dec 06</text:p>
          </table:table-cell>
          <table:table-cell table:style-name="ce7" table:formula="oooc:=TEXT([.A6];&quot;Ddd&quot;)" office:value-type="string" office:string-value="tor">
            <text:p>tor</text:p>
          </table:table-cell>
          <table:table-cell table:style-name="ce13"/>
          <table:table-cell table:style-name="ce15" office:value-type="string">
            <text:p>X</text:p>
          </table:table-cell>
          <table:table-cell table:style-name="ce12"/>
          <table:table-cell table:style-name="ce16"/>
          <table:table-cell table:style-name="ce15"/>
          <table:table-cell table:style-name="ce15" office:value-type="string">
            <text:p>H </text:p>
          </table:table-cell>
          <table:table-cell table:style-name="ce20"/>
          <table:table-cell table:style-name="ce10"/>
          <table:table-cell table:style-name="ce15"/>
          <table:table-cell table:style-name="ce24" office:value-type="string">
            <text:p>MSS</text:p>
          </table:table-cell>
          <table:table-cell table:style-name="ce26" table:formula="oooc:=COUNTIF([.C6:.K6];&quot;L&quot;) + COUNTIF([.C6:.K6];&quot;52L&quot;)+COUNTIF([.C6:.K6];&quot;51L&quot;)+COUNTIF([.C6:.K6];&quot;1L&quot;)+COUNTIF([.C6:.K6];&quot;KVITL&quot;)+COUNTIF([.C6:.K6];&quot;UL&quot;)" office:value-type="float" office:value="0">
            <text:p>0</text:p>
          </table:table-cell>
          <table:table-cell table:style-name="ce26" table:formula="oooc:=COUNTIF([.C6:.K6];&quot;51&quot;) + COUNTIF([.C6:.K6];&quot;51L&quot;)" office:value-type="float" office:value="0">
            <text:p>0</text:p>
          </table:table-cell>
          <table:table-cell table:style-name="ce26" table:formula="oooc:=COUNTIF([.C6:.K6];&quot;52&quot;) + COUNTIF([.C6:.K6];&quot;52L&quot;)" office:value-type="float" office:value="0">
            <text:p>0</text:p>
          </table:table-cell>
          <table:table-cell table:style-name="ce26" table:formula="oooc:=COUNTIF([.C6:.K6];&quot;11-19&quot;) + COUNTIF([.C6:.K6];&quot;2&quot;)" office:value-type="float" office:value="0">
            <text:p>0</text:p>
          </table:table-cell>
          <table:table-cell table:style-name="ce26" table:formula="oooc:=COUNTIF([.C6:.K6];&quot;U&quot;)+COUNTIF([.C6:.K6];&quot;UL&quot;)" office:value-type="float" office:value="0">
            <text:p>0</text:p>
          </table:table-cell>
          <table:table-cell table:style-name="ce26" table:formula="oooc:=COUNTIF([.C6:.K6];&quot;KVIT&quot;)" office:value-type="float" office:value="0">
            <text:p>0</text:p>
          </table:table-cell>
          <table:table-cell table:style-name="ce34" table:formula="oooc:=COUNTBLANK([.C6:.K6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06">
            <text:p>6. dec 06</text:p>
          </table:table-cell>
          <table:table-cell table:style-name="ce7" table:formula="oooc:=TEXT([.A7];&quot;Ddd&quot;)" office:value-type="string" office:string-value="sre">
            <text:p>sre</text:p>
          </table:table-cell>
          <table:table-cell table:style-name="ce12"/>
          <table:table-cell table:style-name="ce15" office:value-type="string">
            <text:p>D</text:p>
          </table:table-cell>
          <table:table-cell table:style-name="ce10"/>
          <table:table-cell table:style-name="ce15"/>
          <table:table-cell table:style-name="ce15" office:value-type="string">
            <text:p>D</text:p>
          </table:table-cell>
          <table:table-cell table:style-name="ce13"/>
          <table:table-cell table:style-name="ce19"/>
          <table:table-cell table:style-name="ce15" office:value-type="string">
            <text:p>X</text:p>
          </table:table-cell>
          <table:table-cell table:style-name="ce16"/>
          <table:table-cell table:style-name="ce24" office:value-type="string">
            <text:p>MSS</text:p>
          </table:table-cell>
          <table:table-cell table:style-name="ce26" table:formula="oooc:=COUNTIF([.C7:.K7];&quot;L&quot;) + COUNTIF([.C7:.K7];&quot;52L&quot;)+COUNTIF([.C7:.K7];&quot;51L&quot;)+COUNTIF([.C7:.K7];&quot;1L&quot;)+COUNTIF([.C7:.K7];&quot;KVITL&quot;)+COUNTIF([.C7:.K7];&quot;UL&quot;)" office:value-type="float" office:value="0">
            <text:p>0</text:p>
          </table:table-cell>
          <table:table-cell table:style-name="ce26" table:formula="oooc:=COUNTIF([.C7:.K7];&quot;51&quot;) + COUNTIF([.C7:.K7];&quot;51L&quot;)" office:value-type="float" office:value="0">
            <text:p>0</text:p>
          </table:table-cell>
          <table:table-cell table:style-name="ce26" table:formula="oooc:=COUNTIF([.C7:.K7];&quot;52&quot;) + COUNTIF([.C7:.K7];&quot;52L&quot;)" office:value-type="float" office:value="0">
            <text:p>0</text:p>
          </table:table-cell>
          <table:table-cell table:style-name="ce26" table:formula="oooc:=COUNTIF([.C7:.K7];&quot;11-19&quot;) + COUNTIF([.C7:.K7];&quot;2&quot;)" office:value-type="float" office:value="0">
            <text:p>0</text:p>
          </table:table-cell>
          <table:table-cell table:style-name="ce26" table:formula="oooc:=COUNTIF([.C7:.K7];&quot;U&quot;)+COUNTIF([.C7:.K7];&quot;UL&quot;)" office:value-type="float" office:value="0">
            <text:p>0</text:p>
          </table:table-cell>
          <table:table-cell table:style-name="ce26" table:formula="oooc:=COUNTIF([.C7:.K7];&quot;KVIT&quot;)" office:value-type="float" office:value="0">
            <text:p>0</text:p>
          </table:table-cell>
          <table:table-cell table:style-name="ce34" table:formula="oooc:=COUNTBLANK([.C7:.K7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07">
            <text:p>7. dec 06</text:p>
          </table:table-cell>
          <table:table-cell table:style-name="ce7" table:formula="oooc:=TEXT([.A8];&quot;Ddd&quot;)" office:value-type="string" office:string-value="čet">
            <text:p>čet</text:p>
          </table:table-cell>
          <table:table-cell table:style-name="ce13"/>
          <table:table-cell table:style-name="ce15" office:value-type="string">
            <text:p>D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0"/>
          <table:table-cell table:style-name="ce15" office:value-type="string">
            <text:p>J</text:p>
          </table:table-cell>
          <table:table-cell table:style-name="ce19"/>
          <table:table-cell table:style-name="ce15"/>
          <table:table-cell table:style-name="ce16"/>
          <table:table-cell table:style-name="ce24" office:value-type="string">
            <text:p>MSS</text:p>
          </table:table-cell>
          <table:table-cell table:style-name="ce26" table:formula="oooc:=COUNTIF([.C8:.K8];&quot;L&quot;) + COUNTIF([.C8:.K8];&quot;52L&quot;)+COUNTIF([.C8:.K8];&quot;51L&quot;)+COUNTIF([.C8:.K8];&quot;1L&quot;)+COUNTIF([.C8:.K8];&quot;KVITL&quot;)+COUNTIF([.C8:.K8];&quot;UL&quot;)" office:value-type="float" office:value="0">
            <text:p>0</text:p>
          </table:table-cell>
          <table:table-cell table:style-name="ce26" table:formula="oooc:=COUNTIF([.C8:.K8];&quot;51&quot;) + COUNTIF([.C8:.K8];&quot;51L&quot;)" office:value-type="float" office:value="0">
            <text:p>0</text:p>
          </table:table-cell>
          <table:table-cell table:style-name="ce26" table:formula="oooc:=COUNTIF([.C8:.K8];&quot;52&quot;) + COUNTIF([.C8:.K8];&quot;52L&quot;)" office:value-type="float" office:value="0">
            <text:p>0</text:p>
          </table:table-cell>
          <table:table-cell table:style-name="ce26" table:formula="oooc:=COUNTIF([.C8:.K8];&quot;11-19&quot;) + COUNTIF([.C8:.K8];&quot;2&quot;)" office:value-type="float" office:value="0">
            <text:p>0</text:p>
          </table:table-cell>
          <table:table-cell table:style-name="ce26" table:formula="oooc:=COUNTIF([.C8:.K8];&quot;U&quot;)+COUNTIF([.C8:.K8];&quot;UL&quot;)" office:value-type="float" office:value="0">
            <text:p>0</text:p>
          </table:table-cell>
          <table:table-cell table:style-name="ce26" table:formula="oooc:=COUNTIF([.C8:.K8];&quot;KVIT&quot;)" office:value-type="float" office:value="0">
            <text:p>0</text:p>
          </table:table-cell>
          <table:table-cell table:style-name="ce34" table:formula="oooc:=COUNTBLANK([.C8:.K8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08">
            <text:p>8. dec 06</text:p>
          </table:table-cell>
          <table:table-cell table:style-name="ce7" table:formula="oooc:=TEXT([.A9];&quot;Ddd&quot;)" office:value-type="string" office:string-value="pet">
            <text:p>pet</text:p>
          </table:table-cell>
          <table:table-cell table:style-name="ce13"/>
          <table:table-cell table:style-name="ce15" office:value-type="string">
            <text:p>D</text:p>
          </table:table-cell>
          <table:table-cell table:style-name="ce15"/>
          <table:table-cell table:style-name="ce15" office:value-type="string">
            <text:p>D</text:p>
          </table:table-cell>
          <table:table-cell table:style-name="ce15" office:value-type="string">
            <text:p>X</text:p>
          </table:table-cell>
          <table:table-cell table:style-name="ce10"/>
          <table:table-cell table:style-name="ce19"/>
          <table:table-cell table:style-name="ce15"/>
          <table:table-cell table:style-name="ce16"/>
          <table:table-cell table:style-name="ce24" office:value-type="string">
            <text:p>MSS</text:p>
          </table:table-cell>
          <table:table-cell table:style-name="ce26" table:formula="oooc:=COUNTIF([.C9:.K9];&quot;L&quot;) + COUNTIF([.C9:.K9];&quot;52L&quot;)+COUNTIF([.C9:.K9];&quot;51L&quot;)+COUNTIF([.C9:.K9];&quot;1L&quot;)+COUNTIF([.C9:.K9];&quot;KVITL&quot;)+COUNTIF([.C9:.K9];&quot;UL&quot;)" office:value-type="float" office:value="0">
            <text:p>0</text:p>
          </table:table-cell>
          <table:table-cell table:style-name="ce26" table:formula="oooc:=COUNTIF([.C9:.K9];&quot;51&quot;) + COUNTIF([.C9:.K9];&quot;51L&quot;)" office:value-type="float" office:value="0">
            <text:p>0</text:p>
          </table:table-cell>
          <table:table-cell table:style-name="ce26" table:formula="oooc:=COUNTIF([.C9:.K9];&quot;52&quot;) + COUNTIF([.C9:.K9];&quot;52L&quot;)" office:value-type="float" office:value="0">
            <text:p>0</text:p>
          </table:table-cell>
          <table:table-cell table:style-name="ce26" table:formula="oooc:=COUNTIF([.C9:.K9];&quot;11-19&quot;) + COUNTIF([.C9:.K9];&quot;2&quot;)" office:value-type="float" office:value="0">
            <text:p>0</text:p>
          </table:table-cell>
          <table:table-cell table:style-name="ce26" table:formula="oooc:=COUNTIF([.C9:.K9];&quot;U&quot;)+COUNTIF([.C9:.K9];&quot;UL&quot;)" office:value-type="float" office:value="0">
            <text:p>0</text:p>
          </table:table-cell>
          <table:table-cell table:style-name="ce26" table:formula="oooc:=COUNTIF([.C9:.K9];&quot;KVIT&quot;)" office:value-type="float" office:value="0">
            <text:p>0</text:p>
          </table:table-cell>
          <table:table-cell table:style-name="ce34" table:formula="oooc:=COUNTBLANK([.C9:.K9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09">
            <text:p>9. dec 06</text:p>
          </table:table-cell>
          <table:table-cell table:style-name="ce8" table:formula="oooc:=TEXT([.A10];&quot;Ddd&quot;)" office:value-type="string" office:string-value="sob">
            <text:p>sob</text:p>
          </table:table-cell>
          <table:table-cell table:style-name="ce14"/>
          <table:table-cell table:style-name="ce14" office:value-type="string">
            <text:p>D</text:p>
          </table:table-cell>
          <table:table-cell table:style-name="ce14" table:number-columns-repeated="4"/>
          <table:table-cell table:style-name="ce21"/>
          <table:table-cell table:style-name="ce22"/>
          <table:table-cell table:style-name="ce17"/>
          <table:table-cell table:style-name="ce24" office:value-type="string">
            <text:p>ŠOŠ</text:p>
          </table:table-cell>
          <table:table-cell table:style-name="ce26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0">
            <text:p>0</text:p>
          </table:table-cell>
          <table:table-cell table:style-name="ce26" table:formula="oooc:=COUNTIF([.C10:.K10];&quot;51&quot;) + COUNTIF([.C10:.K10];&quot;51L&quot;)" office:value-type="float" office:value="0">
            <text:p>0</text:p>
          </table:table-cell>
          <table:table-cell table:style-name="ce26" table:formula="oooc:=COUNTIF([.C10:.K10];&quot;52&quot;) + COUNTIF([.C10:.K10];&quot;52L&quot;)" office:value-type="float" office:value="0">
            <text:p>0</text:p>
          </table:table-cell>
          <table:table-cell table:style-name="ce26" table:formula="oooc:=COUNTIF([.C10:.K10];&quot;11-19&quot;) + COUNTIF([.C10:.K10];&quot;2&quot;)" office:value-type="float" office:value="0">
            <text:p>0</text:p>
          </table:table-cell>
          <table:table-cell table:style-name="ce26" table:formula="oooc:=COUNTIF([.C10:.K10];&quot;U&quot;)+COUNTIF([.C10:.K10];&quot;UL&quot;)" office:value-type="float" office:value="0">
            <text:p>0</text:p>
          </table:table-cell>
          <table:table-cell table:style-name="ce26" table:formula="oooc:=COUNTIF([.C10:.K10];&quot;KVIT&quot;)" office:value-type="float" office:value="0">
            <text:p>0</text:p>
          </table:table-cell>
          <table:table-cell table:style-name="ce34" table:formula="oooc:=COUNTBLANK([.C10:.K10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0">
            <text:p>10. dec 06</text:p>
          </table:table-cell>
          <table:table-cell table:style-name="ce8" table:formula="oooc:=TEXT([.A11];&quot;Ddd&quot;)" office:value-type="string" office:string-value="ned">
            <text:p>ned</text:p>
          </table:table-cell>
          <table:table-cell table:style-name="ce14"/>
          <table:table-cell table:style-name="ce14" office:value-type="string">
            <text:p>D</text:p>
          </table:table-cell>
          <table:table-cell table:style-name="ce14" table:number-columns-repeated="4"/>
          <table:table-cell table:style-name="ce21"/>
          <table:table-cell table:style-name="ce22"/>
          <table:table-cell table:style-name="ce17"/>
          <table:table-cell table:style-name="ce24" office:value-type="string">
            <text:p>ŠOŠ</text:p>
          </table:table-cell>
          <table:table-cell table:style-name="ce26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0">
            <text:p>0</text:p>
          </table:table-cell>
          <table:table-cell table:style-name="ce26" table:formula="oooc:=COUNTIF([.C11:.K11];&quot;51&quot;) + COUNTIF([.C11:.K11];&quot;51L&quot;)" office:value-type="float" office:value="0">
            <text:p>0</text:p>
          </table:table-cell>
          <table:table-cell table:style-name="ce26" table:formula="oooc:=COUNTIF([.C11:.K11];&quot;52&quot;) + COUNTIF([.C11:.K11];&quot;52L&quot;)" office:value-type="float" office:value="0">
            <text:p>0</text:p>
          </table:table-cell>
          <table:table-cell table:style-name="ce26" table:formula="oooc:=COUNTIF([.C11:.K11];&quot;11-19&quot;) + COUNTIF([.C11:.K11];&quot;2&quot;)" office:value-type="float" office:value="0">
            <text:p>0</text:p>
          </table:table-cell>
          <table:table-cell table:style-name="ce26" table:formula="oooc:=COUNTIF([.C11:.K11];&quot;U&quot;)+COUNTIF([.C11:.K11];&quot;UL&quot;)" office:value-type="float" office:value="0">
            <text:p>0</text:p>
          </table:table-cell>
          <table:table-cell table:style-name="ce26" table:formula="oooc:=COUNTIF([.C11:.K11];&quot;KVIT&quot;)" office:value-type="float" office:value="0">
            <text:p>0</text:p>
          </table:table-cell>
          <table:table-cell table:style-name="ce34" table:formula="oooc:=COUNTBLANK([.C11:.K11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1">
            <text:p>11. dec 06</text:p>
          </table:table-cell>
          <table:table-cell table:style-name="ce7" table:formula="oooc:=TEXT([.A12];&quot;Ddd&quot;)" office:value-type="string" office:string-value="pon">
            <text:p>pon</text:p>
          </table:table-cell>
          <table:table-cell table:style-name="ce12"/>
          <table:table-cell table:style-name="ce15" office:value-type="string">
            <text:p>D</text:p>
          </table:table-cell>
          <table:table-cell table:style-name="ce13"/>
          <table:table-cell table:style-name="ce10"/>
          <table:table-cell table:style-name="ce16"/>
          <table:table-cell table:style-name="ce15"/>
          <table:table-cell table:style-name="ce19"/>
          <table:table-cell table:style-name="ce15" office:value-type="string">
            <text:p>D</text:p>
          </table:table-cell>
          <table:table-cell table:style-name="ce15" office:value-type="string">
            <text:p>X</text:p>
          </table:table-cell>
          <table:table-cell table:style-name="ce24" office:value-type="string">
            <text:p>ŠOŠ</text:p>
          </table:table-cell>
          <table:table-cell table:style-name="ce26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0">
            <text:p>0</text:p>
          </table:table-cell>
          <table:table-cell table:style-name="ce26" table:formula="oooc:=COUNTIF([.C12:.K12];&quot;51&quot;) + COUNTIF([.C12:.K12];&quot;51L&quot;)" office:value-type="float" office:value="0">
            <text:p>0</text:p>
          </table:table-cell>
          <table:table-cell table:style-name="ce26" table:formula="oooc:=COUNTIF([.C12:.K12];&quot;52&quot;) + COUNTIF([.C12:.K12];&quot;52L&quot;)" office:value-type="float" office:value="0">
            <text:p>0</text:p>
          </table:table-cell>
          <table:table-cell table:style-name="ce26" table:formula="oooc:=COUNTIF([.C12:.K12];&quot;11-19&quot;) + COUNTIF([.C12:.K12];&quot;2&quot;)" office:value-type="float" office:value="0">
            <text:p>0</text:p>
          </table:table-cell>
          <table:table-cell table:style-name="ce26" table:formula="oooc:=COUNTIF([.C12:.K12];&quot;U&quot;)+COUNTIF([.C12:.K12];&quot;UL&quot;)" office:value-type="float" office:value="0">
            <text:p>0</text:p>
          </table:table-cell>
          <table:table-cell table:style-name="ce26" table:formula="oooc:=COUNTIF([.C12:.K12];&quot;KVIT&quot;)" office:value-type="float" office:value="0">
            <text:p>0</text:p>
          </table:table-cell>
          <table:table-cell table:style-name="ce34" table:formula="oooc:=COUNTBLANK([.C12:.K12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2">
            <text:p>12. dec 06</text:p>
          </table:table-cell>
          <table:table-cell table:style-name="ce7" table:formula="oooc:=TEXT([.A13];&quot;Ddd&quot;)" office:value-type="string" office:string-value="tor">
            <text:p>tor</text:p>
          </table:table-cell>
          <table:table-cell table:style-name="ce10"/>
          <table:table-cell table:style-name="ce15" office:value-type="string">
            <text:p>D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6"/>
          <table:table-cell table:style-name="ce19"/>
          <table:table-cell table:style-name="ce13"/>
          <table:table-cell table:style-name="ce15"/>
          <table:table-cell table:style-name="ce24" office:value-type="string">
            <text:p>ŠOŠ</text:p>
          </table:table-cell>
          <table:table-cell table:style-name="ce26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0">
            <text:p>0</text:p>
          </table:table-cell>
          <table:table-cell table:style-name="ce26" table:formula="oooc:=COUNTIF([.C13:.K13];&quot;51&quot;) + COUNTIF([.C13:.K13];&quot;51L&quot;)" office:value-type="float" office:value="0">
            <text:p>0</text:p>
          </table:table-cell>
          <table:table-cell table:style-name="ce26" table:formula="oooc:=COUNTIF([.C13:.K13];&quot;52&quot;) + COUNTIF([.C13:.K13];&quot;52L&quot;)" office:value-type="float" office:value="0">
            <text:p>0</text:p>
          </table:table-cell>
          <table:table-cell table:style-name="ce26" table:formula="oooc:=COUNTIF([.C13:.K13];&quot;11-19&quot;) + COUNTIF([.C13:.K13];&quot;2&quot;)" office:value-type="float" office:value="0">
            <text:p>0</text:p>
          </table:table-cell>
          <table:table-cell table:style-name="ce26" table:formula="oooc:=COUNTIF([.C13:.K13];&quot;U&quot;)+COUNTIF([.C13:.K13];&quot;UL&quot;)" office:value-type="float" office:value="0">
            <text:p>0</text:p>
          </table:table-cell>
          <table:table-cell table:style-name="ce26" table:formula="oooc:=COUNTIF([.C13:.K13];&quot;KVIT&quot;)" office:value-type="float" office:value="0">
            <text:p>0</text:p>
          </table:table-cell>
          <table:table-cell table:style-name="ce34" table:formula="oooc:=COUNTBLANK([.C13:.K13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3">
            <text:p>13. dec 06</text:p>
          </table:table-cell>
          <table:table-cell table:style-name="ce7" table:formula="oooc:=TEXT([.A14];&quot;Ddd&quot;)" office:value-type="string" office:string-value="sre">
            <text:p>sre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D</text:p>
          </table:table-cell>
          <table:table-cell table:style-name="ce10"/>
          <table:table-cell table:style-name="ce15"/>
          <table:table-cell table:style-name="ce16"/>
          <table:table-cell table:style-name="ce15" office:value-type="string">
            <text:p>H </text:p>
          </table:table-cell>
          <table:table-cell table:style-name="ce19"/>
          <table:table-cell table:style-name="ce15"/>
          <table:table-cell table:style-name="ce13"/>
          <table:table-cell table:style-name="ce24" office:value-type="string">
            <text:p>ŠOŠ</text:p>
          </table:table-cell>
          <table:table-cell table:style-name="ce26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0">
            <text:p>0</text:p>
          </table:table-cell>
          <table:table-cell table:style-name="ce26" table:formula="oooc:=COUNTIF([.C14:.K14];&quot;51&quot;) + COUNTIF([.C14:.K14];&quot;51L&quot;)" office:value-type="float" office:value="0">
            <text:p>0</text:p>
          </table:table-cell>
          <table:table-cell table:style-name="ce26" table:formula="oooc:=COUNTIF([.C14:.K14];&quot;52&quot;) + COUNTIF([.C14:.K14];&quot;52L&quot;)" office:value-type="float" office:value="0">
            <text:p>0</text:p>
          </table:table-cell>
          <table:table-cell table:style-name="ce26" table:formula="oooc:=COUNTIF([.C14:.K14];&quot;11-19&quot;) + COUNTIF([.C14:.K14];&quot;2&quot;)" office:value-type="float" office:value="0">
            <text:p>0</text:p>
          </table:table-cell>
          <table:table-cell table:style-name="ce26" table:formula="oooc:=COUNTIF([.C14:.K14];&quot;U&quot;)+COUNTIF([.C14:.K14];&quot;UL&quot;)" office:value-type="float" office:value="0">
            <text:p>0</text:p>
          </table:table-cell>
          <table:table-cell table:style-name="ce26" table:formula="oooc:=COUNTIF([.C14:.K14];&quot;KVIT&quot;)" office:value-type="float" office:value="0">
            <text:p>0</text:p>
          </table:table-cell>
          <table:table-cell table:style-name="ce34" table:formula="oooc:=COUNTBLANK([.C14:.K14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4">
            <text:p>14. dec 06</text:p>
          </table:table-cell>
          <table:table-cell table:style-name="ce7" table:formula="oooc:=TEXT([.A15];&quot;Ddd&quot;)" office:value-type="string" office:string-value="čet">
            <text:p>čet</text:p>
          </table:table-cell>
          <table:table-cell table:style-name="ce15"/>
          <table:table-cell table:style-name="ce15" office:value-type="string">
            <text:p>D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H </text:p>
          </table:table-cell>
          <table:table-cell table:style-name="ce13"/>
          <table:table-cell table:style-name="ce16"/>
          <table:table-cell table:style-name="ce19"/>
          <table:table-cell table:style-name="ce10"/>
          <table:table-cell table:style-name="ce12"/>
          <table:table-cell table:style-name="ce24" office:value-type="string">
            <text:p>ŠOŠ</text:p>
          </table:table-cell>
          <table:table-cell table:style-name="ce26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0">
            <text:p>0</text:p>
          </table:table-cell>
          <table:table-cell table:style-name="ce26" table:formula="oooc:=COUNTIF([.C15:.K15];&quot;51&quot;) + COUNTIF([.C15:.K15];&quot;51L&quot;)" office:value-type="float" office:value="0">
            <text:p>0</text:p>
          </table:table-cell>
          <table:table-cell table:style-name="ce26" table:formula="oooc:=COUNTIF([.C15:.K15];&quot;52&quot;) + COUNTIF([.C15:.K15];&quot;52L&quot;)" office:value-type="float" office:value="0">
            <text:p>0</text:p>
          </table:table-cell>
          <table:table-cell table:style-name="ce26" table:formula="oooc:=COUNTIF([.C15:.K15];&quot;11-19&quot;) + COUNTIF([.C15:.K15];&quot;2&quot;)" office:value-type="float" office:value="0">
            <text:p>0</text:p>
          </table:table-cell>
          <table:table-cell table:style-name="ce26" table:formula="oooc:=COUNTIF([.C15:.K15];&quot;U&quot;)+COUNTIF([.C15:.K15];&quot;UL&quot;)" office:value-type="float" office:value="0">
            <text:p>0</text:p>
          </table:table-cell>
          <table:table-cell table:style-name="ce26" table:formula="oooc:=COUNTIF([.C15:.K15];&quot;KVIT&quot;)" office:value-type="float" office:value="0">
            <text:p>0</text:p>
          </table:table-cell>
          <table:table-cell table:style-name="ce34" table:formula="oooc:=COUNTBLANK([.C15:.K15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5">
            <text:p>15. dec 06</text:p>
          </table:table-cell>
          <table:table-cell table:style-name="ce7" table:formula="oooc:=TEXT([.A16];&quot;Ddd&quot;)" office:value-type="string" office:string-value="pet">
            <text:p>pet</text:p>
          </table:table-cell>
          <table:table-cell table:style-name="ce13"/>
          <table:table-cell table:style-name="ce16"/>
          <table:table-cell table:style-name="ce15"/>
          <table:table-cell table:style-name="ce12"/>
          <table:table-cell table:style-name="ce10"/>
          <table:table-cell table:style-name="ce15" office:value-type="string">
            <text:p>J</text:p>
          </table:table-cell>
          <table:table-cell table:style-name="ce19"/>
          <table:table-cell table:style-name="ce15" office:value-type="string">
            <text:p>X</text:p>
          </table:table-cell>
          <table:table-cell table:style-name="ce15"/>
          <table:table-cell table:style-name="ce24" office:value-type="string">
            <text:p>ŠOŠ</text:p>
          </table:table-cell>
          <table:table-cell table:style-name="ce26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0">
            <text:p>0</text:p>
          </table:table-cell>
          <table:table-cell table:style-name="ce26" table:formula="oooc:=COUNTIF([.C16:.K16];&quot;51&quot;) + COUNTIF([.C16:.K16];&quot;51L&quot;)" office:value-type="float" office:value="0">
            <text:p>0</text:p>
          </table:table-cell>
          <table:table-cell table:style-name="ce26" table:formula="oooc:=COUNTIF([.C16:.K16];&quot;52&quot;) + COUNTIF([.C16:.K16];&quot;52L&quot;)" office:value-type="float" office:value="0">
            <text:p>0</text:p>
          </table:table-cell>
          <table:table-cell table:style-name="ce26" table:formula="oooc:=COUNTIF([.C16:.K16];&quot;11-19&quot;) + COUNTIF([.C16:.K16];&quot;2&quot;)" office:value-type="float" office:value="0">
            <text:p>0</text:p>
          </table:table-cell>
          <table:table-cell table:style-name="ce26" table:formula="oooc:=COUNTIF([.C16:.K16];&quot;U&quot;)+COUNTIF([.C16:.K16];&quot;UL&quot;)" office:value-type="float" office:value="0">
            <text:p>0</text:p>
          </table:table-cell>
          <table:table-cell table:style-name="ce26" table:formula="oooc:=COUNTIF([.C16:.K16];&quot;KVIT&quot;)" office:value-type="float" office:value="0">
            <text:p>0</text:p>
          </table:table-cell>
          <table:table-cell table:style-name="ce34" table:formula="oooc:=COUNTBLANK([.C16:.K16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6">
            <text:p>16. dec 06</text:p>
          </table:table-cell>
          <table:table-cell table:style-name="ce8" table:formula="oooc:=TEXT([.A17];&quot;Ddd&quot;)" office:value-type="string" office:string-value="sob">
            <text:p>sob</text:p>
          </table:table-cell>
          <table:table-cell table:style-name="ce14"/>
          <table:table-cell table:style-name="ce17"/>
          <table:table-cell table:style-name="ce14" table:number-columns-repeated="4"/>
          <table:table-cell table:style-name="ce21"/>
          <table:table-cell table:style-name="ce22" table:number-columns-repeated="2"/>
          <table:table-cell table:style-name="ce24" office:value-type="string">
            <text:p>DAN</text:p>
          </table:table-cell>
          <table:table-cell table:style-name="ce26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0">
            <text:p>0</text:p>
          </table:table-cell>
          <table:table-cell table:style-name="ce26" table:formula="oooc:=COUNTIF([.C17:.K17];&quot;51&quot;) + COUNTIF([.C17:.K17];&quot;51L&quot;)" office:value-type="float" office:value="0">
            <text:p>0</text:p>
          </table:table-cell>
          <table:table-cell table:style-name="ce26" table:formula="oooc:=COUNTIF([.C17:.K17];&quot;52&quot;) + COUNTIF([.C17:.K17];&quot;52L&quot;)" office:value-type="float" office:value="0">
            <text:p>0</text:p>
          </table:table-cell>
          <table:table-cell table:style-name="ce26" table:formula="oooc:=COUNTIF([.C17:.K17];&quot;11-19&quot;) + COUNTIF([.C17:.K17];&quot;2&quot;)" office:value-type="float" office:value="0">
            <text:p>0</text:p>
          </table:table-cell>
          <table:table-cell table:style-name="ce26" table:formula="oooc:=COUNTIF([.C17:.K17];&quot;U&quot;)+COUNTIF([.C17:.K17];&quot;UL&quot;)" office:value-type="float" office:value="0">
            <text:p>0</text:p>
          </table:table-cell>
          <table:table-cell table:style-name="ce26" table:formula="oooc:=COUNTIF([.C17:.K17];&quot;KVIT&quot;)" office:value-type="float" office:value="0">
            <text:p>0</text:p>
          </table:table-cell>
          <table:table-cell table:style-name="ce34" table:formula="oooc:=COUNTBLANK([.C17:.K17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7">
            <text:p>17. dec 06</text:p>
          </table:table-cell>
          <table:table-cell table:style-name="ce8" table:formula="oooc:=TEXT([.A18];&quot;Ddd&quot;)" office:value-type="string" office:string-value="ned">
            <text:p>ned</text:p>
          </table:table-cell>
          <table:table-cell table:style-name="ce14"/>
          <table:table-cell table:style-name="ce17"/>
          <table:table-cell table:style-name="ce14" table:number-columns-repeated="4"/>
          <table:table-cell table:style-name="ce21"/>
          <table:table-cell table:style-name="ce22" table:number-columns-repeated="2"/>
          <table:table-cell table:style-name="ce24" office:value-type="string">
            <text:p>DAN</text:p>
          </table:table-cell>
          <table:table-cell table:style-name="ce26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0">
            <text:p>0</text:p>
          </table:table-cell>
          <table:table-cell table:style-name="ce26" table:formula="oooc:=COUNTIF([.C18:.K18];&quot;51&quot;) + COUNTIF([.C18:.K18];&quot;51L&quot;)" office:value-type="float" office:value="0">
            <text:p>0</text:p>
          </table:table-cell>
          <table:table-cell table:style-name="ce26" table:formula="oooc:=COUNTIF([.C18:.K18];&quot;52&quot;) + COUNTIF([.C18:.K18];&quot;52L&quot;)" office:value-type="float" office:value="0">
            <text:p>0</text:p>
          </table:table-cell>
          <table:table-cell table:style-name="ce26" table:formula="oooc:=COUNTIF([.C18:.K18];&quot;11-19&quot;) + COUNTIF([.C18:.K18];&quot;2&quot;)" office:value-type="float" office:value="0">
            <text:p>0</text:p>
          </table:table-cell>
          <table:table-cell table:style-name="ce26" table:formula="oooc:=COUNTIF([.C18:.K18];&quot;U&quot;)+COUNTIF([.C18:.K18];&quot;UL&quot;)" office:value-type="float" office:value="0">
            <text:p>0</text:p>
          </table:table-cell>
          <table:table-cell table:style-name="ce26" table:formula="oooc:=COUNTIF([.C18:.K18];&quot;KVIT&quot;)" office:value-type="float" office:value="0">
            <text:p>0</text:p>
          </table:table-cell>
          <table:table-cell table:style-name="ce34" table:formula="oooc:=COUNTBLANK([.C18:.K18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8">
            <text:p>18. dec 06</text:p>
          </table:table-cell>
          <table:table-cell table:style-name="ce7" table:formula="oooc:=TEXT([.A19];&quot;Ddd&quot;)" office:value-type="string" office:string-value="pon">
            <text:p>pon</text:p>
          </table:table-cell>
          <table:table-cell table:style-name="ce12"/>
          <table:table-cell table:style-name="ce15" office:value-type="string">
            <text:p>X</text:p>
          </table:table-cell>
          <table:table-cell table:style-name="ce15"/>
          <table:table-cell table:style-name="ce10"/>
          <table:table-cell table:style-name="ce15" office:value-type="string">
            <text:p>D</text:p>
          </table:table-cell>
          <table:table-cell table:style-name="ce16"/>
          <table:table-cell table:style-name="ce19"/>
          <table:table-cell table:style-name="ce15" office:value-type="string">
            <text:p>D</text:p>
          </table:table-cell>
          <table:table-cell table:style-name="ce13"/>
          <table:table-cell table:style-name="ce24" office:value-type="string">
            <text:p>DAN</text:p>
          </table:table-cell>
          <table:table-cell table:style-name="ce26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0">
            <text:p>0</text:p>
          </table:table-cell>
          <table:table-cell table:style-name="ce26" table:formula="oooc:=COUNTIF([.C19:.K19];&quot;51&quot;) + COUNTIF([.C19:.K19];&quot;51L&quot;)" office:value-type="float" office:value="0">
            <text:p>0</text:p>
          </table:table-cell>
          <table:table-cell table:style-name="ce26" table:formula="oooc:=COUNTIF([.C19:.K19];&quot;52&quot;) + COUNTIF([.C19:.K19];&quot;52L&quot;)" office:value-type="float" office:value="0">
            <text:p>0</text:p>
          </table:table-cell>
          <table:table-cell table:style-name="ce26" table:formula="oooc:=COUNTIF([.C19:.K19];&quot;11-19&quot;) + COUNTIF([.C19:.K19];&quot;2&quot;)" office:value-type="float" office:value="0">
            <text:p>0</text:p>
          </table:table-cell>
          <table:table-cell table:style-name="ce26" table:formula="oooc:=COUNTIF([.C19:.K19];&quot;U&quot;)+COUNTIF([.C19:.K19];&quot;UL&quot;)" office:value-type="float" office:value="0">
            <text:p>0</text:p>
          </table:table-cell>
          <table:table-cell table:style-name="ce26" table:formula="oooc:=COUNTIF([.C19:.K19];&quot;KVIT&quot;)" office:value-type="float" office:value="0">
            <text:p>0</text:p>
          </table:table-cell>
          <table:table-cell table:style-name="ce34" table:formula="oooc:=COUNTBLANK([.C19:.K19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9">
            <text:p>19. dec 06</text:p>
          </table:table-cell>
          <table:table-cell table:style-name="ce7" table:formula="oooc:=TEXT([.A20];&quot;Ddd&quot;)" office:value-type="string" office:string-value="tor">
            <text:p>tor</text:p>
          </table:table-cell>
          <table:table-cell table:style-name="ce15"/>
          <table:table-cell table:style-name="ce18"/>
          <table:table-cell table:style-name="ce10"/>
          <table:table-cell table:style-name="ce15" office:value-type="string">
            <text:p>X</text:p>
          </table:table-cell>
          <table:table-cell table:style-name="ce13"/>
          <table:table-cell table:style-name="ce15"/>
          <table:table-cell table:style-name="ce19"/>
          <table:table-cell table:style-name="ce15" table:number-columns-repeated="2"/>
          <table:table-cell table:style-name="ce24" office:value-type="string">
            <text:p>DAN</text:p>
          </table:table-cell>
          <table:table-cell table:style-name="ce26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0">
            <text:p>0</text:p>
          </table:table-cell>
          <table:table-cell table:style-name="ce26" table:formula="oooc:=COUNTIF([.C20:.K20];&quot;51&quot;) + COUNTIF([.C20:.K20];&quot;51L&quot;)" office:value-type="float" office:value="0">
            <text:p>0</text:p>
          </table:table-cell>
          <table:table-cell table:style-name="ce26" table:formula="oooc:=COUNTIF([.C20:.K20];&quot;52&quot;) + COUNTIF([.C20:.K20];&quot;52L&quot;)" office:value-type="float" office:value="0">
            <text:p>0</text:p>
          </table:table-cell>
          <table:table-cell table:style-name="ce26" table:formula="oooc:=COUNTIF([.C20:.K20];&quot;11-19&quot;) + COUNTIF([.C20:.K20];&quot;2&quot;)" office:value-type="float" office:value="0">
            <text:p>0</text:p>
          </table:table-cell>
          <table:table-cell table:style-name="ce26" table:formula="oooc:=COUNTIF([.C20:.K20];&quot;U&quot;)+COUNTIF([.C20:.K20];&quot;UL&quot;)" office:value-type="float" office:value="0">
            <text:p>0</text:p>
          </table:table-cell>
          <table:table-cell table:style-name="ce26" table:formula="oooc:=COUNTIF([.C20:.K20];&quot;KVIT&quot;)" office:value-type="float" office:value="0">
            <text:p>0</text:p>
          </table:table-cell>
          <table:table-cell table:style-name="ce34" table:formula="oooc:=COUNTBLANK([.C20:.K20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0">
            <text:p>20. dec 06</text:p>
          </table:table-cell>
          <table:table-cell table:style-name="ce7" table:formula="oooc:=TEXT([.A21];&quot;Ddd&quot;)" office:value-type="string" office:string-value="sre">
            <text:p>sre</text:p>
          </table:table-cell>
          <table:table-cell table:style-name="ce12"/>
          <table:table-cell table:style-name="ce10"/>
          <table:table-cell table:style-name="ce15" office:value-type="string">
            <text:p>X</text:p>
          </table:table-cell>
          <table:table-cell table:style-name="ce16"/>
          <table:table-cell table:style-name="ce13"/>
          <table:table-cell table:style-name="ce15" office:value-type="string">
            <text:p>J</text:p>
          </table:table-cell>
          <table:table-cell table:style-name="ce19"/>
          <table:table-cell table:style-name="ce15" table:number-columns-repeated="2"/>
          <table:table-cell table:style-name="ce24" office:value-type="string">
            <text:p>DAN</text:p>
          </table:table-cell>
          <table:table-cell table:style-name="ce26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0">
            <text:p>0</text:p>
          </table:table-cell>
          <table:table-cell table:style-name="ce26" table:formula="oooc:=COUNTIF([.C21:.K21];&quot;51&quot;) + COUNTIF([.C21:.K21];&quot;51L&quot;)" office:value-type="float" office:value="0">
            <text:p>0</text:p>
          </table:table-cell>
          <table:table-cell table:style-name="ce26" table:formula="oooc:=COUNTIF([.C21:.K21];&quot;52&quot;) + COUNTIF([.C21:.K21];&quot;52L&quot;)" office:value-type="float" office:value="0">
            <text:p>0</text:p>
          </table:table-cell>
          <table:table-cell table:style-name="ce26" table:formula="oooc:=COUNTIF([.C21:.K21];&quot;11-19&quot;) + COUNTIF([.C21:.K21];&quot;2&quot;)" office:value-type="float" office:value="0">
            <text:p>0</text:p>
          </table:table-cell>
          <table:table-cell table:style-name="ce26" table:formula="oooc:=COUNTIF([.C21:.K21];&quot;U&quot;)+COUNTIF([.C21:.K21];&quot;UL&quot;)" office:value-type="float" office:value="0">
            <text:p>0</text:p>
          </table:table-cell>
          <table:table-cell table:style-name="ce26" table:formula="oooc:=COUNTIF([.C21:.K21];&quot;KVIT&quot;)" office:value-type="float" office:value="0">
            <text:p>0</text:p>
          </table:table-cell>
          <table:table-cell table:style-name="ce34" table:formula="oooc:=COUNTBLANK([.C21:.K2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1">
            <text:p>21. dec 06</text:p>
          </table:table-cell>
          <table:table-cell table:style-name="ce7" table:formula="oooc:=TEXT([.A22];&quot;Ddd&quot;)" office:value-type="string" office:string-value="čet">
            <text:p>čet</text:p>
          </table:table-cell>
          <table:table-cell table:style-name="ce16"/>
          <table:table-cell table:style-name="ce15" office:value-type="string">
            <text:p>X</text:p>
          </table:table-cell>
          <table:table-cell table:style-name="ce15" office:value-type="string">
            <text:p>D</text:p>
          </table:table-cell>
          <table:table-cell table:style-name="ce13"/>
          <table:table-cell table:style-name="ce15"/>
          <table:table-cell table:style-name="ce10"/>
          <table:table-cell table:style-name="ce19"/>
          <table:table-cell table:style-name="ce15"/>
          <table:table-cell table:style-name="ce12"/>
          <table:table-cell table:style-name="ce24" office:value-type="string">
            <text:p>DAN</text:p>
          </table:table-cell>
          <table:table-cell table:style-name="ce26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0">
            <text:p>0</text:p>
          </table:table-cell>
          <table:table-cell table:style-name="ce26" table:formula="oooc:=COUNTIF([.C22:.K22];&quot;51&quot;) + COUNTIF([.C22:.K22];&quot;51L&quot;)" office:value-type="float" office:value="0">
            <text:p>0</text:p>
          </table:table-cell>
          <table:table-cell table:style-name="ce26" table:formula="oooc:=COUNTIF([.C22:.K22];&quot;52&quot;) + COUNTIF([.C22:.K22];&quot;52L&quot;)" office:value-type="float" office:value="0">
            <text:p>0</text:p>
          </table:table-cell>
          <table:table-cell table:style-name="ce26" table:formula="oooc:=COUNTIF([.C22:.K22];&quot;11-19&quot;) + COUNTIF([.C22:.K22];&quot;2&quot;)" office:value-type="float" office:value="0">
            <text:p>0</text:p>
          </table:table-cell>
          <table:table-cell table:style-name="ce26" table:formula="oooc:=COUNTIF([.C22:.K22];&quot;U&quot;)+COUNTIF([.C22:.K22];&quot;UL&quot;)" office:value-type="float" office:value="0">
            <text:p>0</text:p>
          </table:table-cell>
          <table:table-cell table:style-name="ce26" table:formula="oooc:=COUNTIF([.C22:.K22];&quot;KVIT&quot;)" office:value-type="float" office:value="0">
            <text:p>0</text:p>
          </table:table-cell>
          <table:table-cell table:style-name="ce34" table:formula="oooc:=COUNTBLANK([.C22:.K22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2">
            <text:p>22. dec 06</text:p>
          </table:table-cell>
          <table:table-cell table:style-name="ce7" table:formula="oooc:=TEXT([.A23];&quot;Ddd&quot;)" office:value-type="string" office:string-value="pet">
            <text:p>pet</text:p>
          </table:table-cell>
          <table:table-cell table:style-name="ce16"/>
          <table:table-cell table:style-name="ce15"/>
          <table:table-cell table:style-name="ce15" office:value-type="string">
            <text:p>D</text:p>
          </table:table-cell>
          <table:table-cell table:style-name="ce10"/>
          <table:table-cell table:style-name="ce12"/>
          <table:table-cell table:style-name="ce15" office:value-type="string">
            <text:p>X</text:p>
          </table:table-cell>
          <table:table-cell table:style-name="ce19"/>
          <table:table-cell table:style-name="ce15" table:number-columns-repeated="2"/>
          <table:table-cell table:style-name="ce24" office:value-type="string">
            <text:p>DAN</text:p>
          </table:table-cell>
          <table:table-cell table:style-name="ce26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0">
            <text:p>0</text:p>
          </table:table-cell>
          <table:table-cell table:style-name="ce26" table:formula="oooc:=COUNTIF([.C23:.K23];&quot;51&quot;) + COUNTIF([.C23:.K23];&quot;51L&quot;)" office:value-type="float" office:value="0">
            <text:p>0</text:p>
          </table:table-cell>
          <table:table-cell table:style-name="ce26" table:formula="oooc:=COUNTIF([.C23:.K23];&quot;52&quot;) + COUNTIF([.C23:.K23];&quot;52L&quot;)" office:value-type="float" office:value="0">
            <text:p>0</text:p>
          </table:table-cell>
          <table:table-cell table:style-name="ce26" table:formula="oooc:=COUNTIF([.C23:.K23];&quot;11-19&quot;) + COUNTIF([.C23:.K23];&quot;2&quot;)" office:value-type="float" office:value="0">
            <text:p>0</text:p>
          </table:table-cell>
          <table:table-cell table:style-name="ce26" table:formula="oooc:=COUNTIF([.C23:.K23];&quot;U&quot;)+COUNTIF([.C23:.K23];&quot;UL&quot;)" office:value-type="float" office:value="0">
            <text:p>0</text:p>
          </table:table-cell>
          <table:table-cell table:style-name="ce26" table:formula="oooc:=COUNTIF([.C23:.K23];&quot;KVIT&quot;)" office:value-type="float" office:value="0">
            <text:p>0</text:p>
          </table:table-cell>
          <table:table-cell table:style-name="ce34" table:formula="oooc:=COUNTBLANK([.C23:.K2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3">
            <text:p>23. dec 06</text:p>
          </table:table-cell>
          <table:table-cell table:style-name="ce8" table:formula="oooc:=TEXT([.A24];&quot;Ddd&quot;)" office:value-type="string" office:string-value="sob">
            <text:p>sob</text:p>
          </table:table-cell>
          <table:table-cell table:style-name="ce14" table:number-columns-repeated="6"/>
          <table:table-cell table:style-name="ce21"/>
          <table:table-cell table:style-name="ce17"/>
          <table:table-cell table:style-name="ce22"/>
          <table:table-cell table:style-name="ce24" office:value-type="string">
            <text:p>KOS</text:p>
          </table:table-cell>
          <table:table-cell table:style-name="ce26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0">
            <text:p>0</text:p>
          </table:table-cell>
          <table:table-cell table:style-name="ce26" table:formula="oooc:=COUNTIF([.C24:.K24];&quot;51&quot;) + COUNTIF([.C24:.K24];&quot;51L&quot;)" office:value-type="float" office:value="0">
            <text:p>0</text:p>
          </table:table-cell>
          <table:table-cell table:style-name="ce26" table:formula="oooc:=COUNTIF([.C24:.K24];&quot;52&quot;) + COUNTIF([.C24:.K24];&quot;52L&quot;)" office:value-type="float" office:value="0">
            <text:p>0</text:p>
          </table:table-cell>
          <table:table-cell table:style-name="ce26" table:formula="oooc:=COUNTIF([.C24:.K24];&quot;11-19&quot;) + COUNTIF([.C24:.K24];&quot;2&quot;)" office:value-type="float" office:value="0">
            <text:p>0</text:p>
          </table:table-cell>
          <table:table-cell table:style-name="ce26" table:formula="oooc:=COUNTIF([.C24:.K24];&quot;U&quot;)+COUNTIF([.C24:.K24];&quot;UL&quot;)" office:value-type="float" office:value="0">
            <text:p>0</text:p>
          </table:table-cell>
          <table:table-cell table:style-name="ce26" table:formula="oooc:=COUNTIF([.C24:.K24];&quot;KVIT&quot;)" office:value-type="float" office:value="0">
            <text:p>0</text:p>
          </table:table-cell>
          <table:table-cell table:style-name="ce34" table:formula="oooc:=COUNTBLANK([.C24:.K24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4">
            <text:p>24. dec 06</text:p>
          </table:table-cell>
          <table:table-cell table:style-name="ce8" table:formula="oooc:=TEXT([.A25];&quot;Ddd&quot;)" office:value-type="string" office:string-value="ned">
            <text:p>ned</text:p>
          </table:table-cell>
          <table:table-cell table:style-name="ce14" table:number-columns-repeated="6"/>
          <table:table-cell table:style-name="ce21"/>
          <table:table-cell table:style-name="ce17"/>
          <table:table-cell table:style-name="ce22"/>
          <table:table-cell table:style-name="ce24" office:value-type="string">
            <text:p>KOS</text:p>
          </table:table-cell>
          <table:table-cell table:style-name="ce26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0">
            <text:p>0</text:p>
          </table:table-cell>
          <table:table-cell table:style-name="ce26" table:formula="oooc:=COUNTIF([.C25:.K25];&quot;51&quot;) + COUNTIF([.C25:.K25];&quot;51L&quot;)" office:value-type="float" office:value="0">
            <text:p>0</text:p>
          </table:table-cell>
          <table:table-cell table:style-name="ce26" table:formula="oooc:=COUNTIF([.C25:.K25];&quot;52&quot;) + COUNTIF([.C25:.K25];&quot;52L&quot;)" office:value-type="float" office:value="0">
            <text:p>0</text:p>
          </table:table-cell>
          <table:table-cell table:style-name="ce26" table:formula="oooc:=COUNTIF([.C25:.K25];&quot;11-19&quot;) + COUNTIF([.C25:.K25];&quot;2&quot;)" office:value-type="float" office:value="0">
            <text:p>0</text:p>
          </table:table-cell>
          <table:table-cell table:style-name="ce26" table:formula="oooc:=COUNTIF([.C25:.K25];&quot;U&quot;)+COUNTIF([.C25:.K25];&quot;UL&quot;)" office:value-type="float" office:value="0">
            <text:p>0</text:p>
          </table:table-cell>
          <table:table-cell table:style-name="ce26" table:formula="oooc:=COUNTIF([.C25:.K25];&quot;KVIT&quot;)" office:value-type="float" office:value="0">
            <text:p>0</text:p>
          </table:table-cell>
          <table:table-cell table:style-name="ce34" table:formula="oooc:=COUNTBLANK([.C25:.K25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5">
            <text:p>25. dec 06</text:p>
          </table:table-cell>
          <table:table-cell table:style-name="ce8" table:formula="oooc:=TEXT([.A26];&quot;Ddd&quot;)" office:value-type="string" office:string-value="pon">
            <text:p>pon</text:p>
          </table:table-cell>
          <table:table-cell table:style-name="ce14" table:number-columns-repeated="6"/>
          <table:table-cell table:style-name="ce21"/>
          <table:table-cell table:style-name="ce22"/>
          <table:table-cell table:style-name="ce17"/>
          <table:table-cell table:style-name="ce24" office:value-type="string">
            <text:p>KOS</text:p>
          </table:table-cell>
          <table:table-cell table:style-name="ce26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0">
            <text:p>0</text:p>
          </table:table-cell>
          <table:table-cell table:style-name="ce26" table:formula="oooc:=COUNTIF([.C26:.K26];&quot;51&quot;) + COUNTIF([.C26:.K26];&quot;51L&quot;)" office:value-type="float" office:value="0">
            <text:p>0</text:p>
          </table:table-cell>
          <table:table-cell table:style-name="ce26" table:formula="oooc:=COUNTIF([.C26:.K26];&quot;52&quot;) + COUNTIF([.C26:.K26];&quot;52L&quot;)" office:value-type="float" office:value="0">
            <text:p>0</text:p>
          </table:table-cell>
          <table:table-cell table:style-name="ce26" table:formula="oooc:=COUNTIF([.C26:.K26];&quot;11-19&quot;) + COUNTIF([.C26:.K26];&quot;2&quot;)" office:value-type="float" office:value="0">
            <text:p>0</text:p>
          </table:table-cell>
          <table:table-cell table:style-name="ce26" table:formula="oooc:=COUNTIF([.C26:.K26];&quot;U&quot;)+COUNTIF([.C26:.K26];&quot;UL&quot;)" office:value-type="float" office:value="0">
            <text:p>0</text:p>
          </table:table-cell>
          <table:table-cell table:style-name="ce26" table:formula="oooc:=COUNTIF([.C26:.K26];&quot;KVIT&quot;)" office:value-type="float" office:value="0">
            <text:p>0</text:p>
          </table:table-cell>
          <table:table-cell table:style-name="ce34" table:formula="oooc:=COUNTBLANK([.C26:.K26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6">
            <text:p>26. dec 06</text:p>
          </table:table-cell>
          <table:table-cell table:style-name="ce8" table:formula="oooc:=TEXT([.A27];&quot;Ddd&quot;)" office:value-type="string" office:string-value="tor">
            <text:p>tor</text:p>
          </table:table-cell>
          <table:table-cell table:style-name="ce14" table:number-columns-repeated="6"/>
          <table:table-cell table:style-name="ce21"/>
          <table:table-cell table:style-name="ce22"/>
          <table:table-cell table:style-name="ce17"/>
          <table:table-cell table:style-name="ce24" office:value-type="string">
            <text:p>KOS</text:p>
          </table:table-cell>
          <table:table-cell table:style-name="ce26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0">
            <text:p>0</text:p>
          </table:table-cell>
          <table:table-cell table:style-name="ce26" table:formula="oooc:=COUNTIF([.C27:.K27];&quot;51&quot;) + COUNTIF([.C27:.K27];&quot;51L&quot;)" office:value-type="float" office:value="0">
            <text:p>0</text:p>
          </table:table-cell>
          <table:table-cell table:style-name="ce26" table:formula="oooc:=COUNTIF([.C27:.K27];&quot;52&quot;) + COUNTIF([.C27:.K27];&quot;52L&quot;)" office:value-type="float" office:value="0">
            <text:p>0</text:p>
          </table:table-cell>
          <table:table-cell table:style-name="ce26" table:formula="oooc:=COUNTIF([.C27:.K27];&quot;11-19&quot;) + COUNTIF([.C27:.K27];&quot;2&quot;)" office:value-type="float" office:value="0">
            <text:p>0</text:p>
          </table:table-cell>
          <table:table-cell table:style-name="ce26" table:formula="oooc:=COUNTIF([.C27:.K27];&quot;U&quot;)+COUNTIF([.C27:.K27];&quot;UL&quot;)" office:value-type="float" office:value="0">
            <text:p>0</text:p>
          </table:table-cell>
          <table:table-cell table:style-name="ce26" table:formula="oooc:=COUNTIF([.C27:.K27];&quot;KVIT&quot;)" office:value-type="float" office:value="0">
            <text:p>0</text:p>
          </table:table-cell>
          <table:table-cell table:style-name="ce34" table:formula="oooc:=COUNTBLANK([.C27:.K27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7">
            <text:p>27. dec 06</text:p>
          </table:table-cell>
          <table:table-cell table:style-name="ce7" table:formula="oooc:=TEXT([.A28];&quot;Ddd&quot;)" office:value-type="string" office:string-value="sre">
            <text:p>sre</text:p>
          </table:table-cell>
          <table:table-cell table:style-name="ce15"/>
          <table:table-cell table:style-name="ce13"/>
          <table:table-cell table:style-name="ce15"/>
          <table:table-cell table:style-name="ce15" office:value-type="string">
            <text:p>D</text:p>
          </table:table-cell>
          <table:table-cell table:style-name="ce15" office:value-type="string">
            <text:p>H </text:p>
          </table:table-cell>
          <table:table-cell table:style-name="ce10"/>
          <table:table-cell table:style-name="ce19"/>
          <table:table-cell table:style-name="ce12"/>
          <table:table-cell table:style-name="ce15" office:value-type="string">
            <text:p>X</text:p>
          </table:table-cell>
          <table:table-cell table:style-name="ce24" office:value-type="string">
            <text:p>KOS</text:p>
          </table:table-cell>
          <table:table-cell table:style-name="ce26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0">
            <text:p>0</text:p>
          </table:table-cell>
          <table:table-cell table:style-name="ce26" table:formula="oooc:=COUNTIF([.C28:.K28];&quot;51&quot;) + COUNTIF([.C28:.K28];&quot;51L&quot;)" office:value-type="float" office:value="0">
            <text:p>0</text:p>
          </table:table-cell>
          <table:table-cell table:style-name="ce26" table:formula="oooc:=COUNTIF([.C28:.K28];&quot;52&quot;) + COUNTIF([.C28:.K28];&quot;52L&quot;)" office:value-type="float" office:value="0">
            <text:p>0</text:p>
          </table:table-cell>
          <table:table-cell table:style-name="ce26" table:formula="oooc:=COUNTIF([.C28:.K28];&quot;11-19&quot;) + COUNTIF([.C28:.K28];&quot;2&quot;)" office:value-type="float" office:value="0">
            <text:p>0</text:p>
          </table:table-cell>
          <table:table-cell table:style-name="ce26" table:formula="oooc:=COUNTIF([.C28:.K28];&quot;U&quot;)+COUNTIF([.C28:.K28];&quot;UL&quot;)" office:value-type="float" office:value="0">
            <text:p>0</text:p>
          </table:table-cell>
          <table:table-cell table:style-name="ce26" table:formula="oooc:=COUNTIF([.C28:.K28];&quot;KVIT&quot;)" office:value-type="float" office:value="0">
            <text:p>0</text:p>
          </table:table-cell>
          <table:table-cell table:style-name="ce34" table:formula="oooc:=COUNTBLANK([.C28:.K28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8">
            <text:p>28. dec 06</text:p>
          </table:table-cell>
          <table:table-cell table:style-name="ce7" table:formula="oooc:=TEXT([.A29];&quot;Ddd&quot;)" office:value-type="string" office:string-value="čet">
            <text:p>čet</text:p>
          </table:table-cell>
          <table:table-cell table:style-name="ce15"/>
          <table:table-cell table:style-name="ce12"/>
          <table:table-cell table:style-name="ce10"/>
          <table:table-cell table:style-name="ce15" office:value-type="string">
            <text:p>H </text:p>
          </table:table-cell>
          <table:table-cell table:style-name="ce13"/>
          <table:table-cell table:style-name="ce15" office:value-type="string">
            <text:p>X</text:p>
          </table:table-cell>
          <table:table-cell table:style-name="ce19"/>
          <table:table-cell table:style-name="ce15" table:number-columns-repeated="2"/>
          <table:table-cell table:style-name="ce24" office:value-type="string">
            <text:p>KOS</text:p>
          </table:table-cell>
          <table:table-cell table:style-name="ce26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0">
            <text:p>0</text:p>
          </table:table-cell>
          <table:table-cell table:style-name="ce26" table:formula="oooc:=COUNTIF([.C29:.K29];&quot;51&quot;) + COUNTIF([.C29:.K29];&quot;51L&quot;)" office:value-type="float" office:value="0">
            <text:p>0</text:p>
          </table:table-cell>
          <table:table-cell table:style-name="ce26" table:formula="oooc:=COUNTIF([.C29:.K29];&quot;52&quot;) + COUNTIF([.C29:.K29];&quot;52L&quot;)" office:value-type="float" office:value="0">
            <text:p>0</text:p>
          </table:table-cell>
          <table:table-cell table:style-name="ce26" table:formula="oooc:=COUNTIF([.C29:.K29];&quot;11-19&quot;) + COUNTIF([.C29:.K29];&quot;2&quot;)" office:value-type="float" office:value="0">
            <text:p>0</text:p>
          </table:table-cell>
          <table:table-cell table:style-name="ce26" table:formula="oooc:=COUNTIF([.C29:.K29];&quot;U&quot;)+COUNTIF([.C29:.K29];&quot;UL&quot;)" office:value-type="float" office:value="0">
            <text:p>0</text:p>
          </table:table-cell>
          <table:table-cell table:style-name="ce26" table:formula="oooc:=COUNTIF([.C29:.K29];&quot;KVIT&quot;)" office:value-type="float" office:value="0">
            <text:p>0</text:p>
          </table:table-cell>
          <table:table-cell table:style-name="ce34" table:formula="oooc:=COUNTBLANK([.C29:.K29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9">
            <text:p>29. dec 06</text:p>
          </table:table-cell>
          <table:table-cell table:style-name="ce7" table:formula="oooc:=TEXT([.A30];&quot;Ddd&quot;)" office:value-type="string" office:string-value="pet">
            <text:p>pet</text:p>
          </table:table-cell>
          <table:table-cell table:style-name="ce15" table:number-columns-repeated="2"/>
          <table:table-cell table:style-name="ce15" office:value-type="string">
            <text:p>X</text:p>
          </table:table-cell>
          <table:table-cell table:style-name="ce10"/>
          <table:table-cell table:style-name="ce15" office:value-type="string">
            <text:p>H </text:p>
          </table:table-cell>
          <table:table-cell table:style-name="ce15"/>
          <table:table-cell table:style-name="ce19"/>
          <table:table-cell table:style-name="ce12"/>
          <table:table-cell table:style-name="ce13"/>
          <table:table-cell table:style-name="ce24" office:value-type="string">
            <text:p>KOS</text:p>
          </table:table-cell>
          <table:table-cell table:style-name="ce26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0">
            <text:p>0</text:p>
          </table:table-cell>
          <table:table-cell table:style-name="ce26" table:formula="oooc:=COUNTIF([.C30:.K30];&quot;51&quot;) + COUNTIF([.C30:.K30];&quot;51L&quot;)" office:value-type="float" office:value="0">
            <text:p>0</text:p>
          </table:table-cell>
          <table:table-cell table:style-name="ce26" table:formula="oooc:=COUNTIF([.C30:.K30];&quot;52&quot;) + COUNTIF([.C30:.K30];&quot;52L&quot;)" office:value-type="float" office:value="0">
            <text:p>0</text:p>
          </table:table-cell>
          <table:table-cell table:style-name="ce26" table:formula="oooc:=COUNTIF([.C30:.K30];&quot;11-19&quot;) + COUNTIF([.C30:.K30];&quot;2&quot;)" office:value-type="float" office:value="0">
            <text:p>0</text:p>
          </table:table-cell>
          <table:table-cell table:style-name="ce26" table:formula="oooc:=COUNTIF([.C30:.K30];&quot;U&quot;)+COUNTIF([.C30:.K30];&quot;UL&quot;)" office:value-type="float" office:value="0">
            <text:p>0</text:p>
          </table:table-cell>
          <table:table-cell table:style-name="ce26" table:formula="oooc:=COUNTIF([.C30:.K30];&quot;KVIT&quot;)" office:value-type="float" office:value="0">
            <text:p>0</text:p>
          </table:table-cell>
          <table:table-cell table:style-name="ce34" table:formula="oooc:=COUNTBLANK([.C30:.K30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30">
            <text:p>30. dec 06</text:p>
          </table:table-cell>
          <table:table-cell table:style-name="ce8" table:formula="oooc:=TEXT([.A31];&quot;Ddd&quot;)" office:value-type="string" office:string-value="sob">
            <text:p>sob</text:p>
          </table:table-cell>
          <table:table-cell table:style-name="ce17"/>
          <table:table-cell table:style-name="ce14" table:number-columns-repeated="5"/>
          <table:table-cell table:style-name="ce21"/>
          <table:table-cell table:style-name="ce22" table:number-columns-repeated="2"/>
          <table:table-cell table:style-name="ce24" office:value-type="string">
            <text:p>MIR</text:p>
          </table:table-cell>
          <table:table-cell table:style-name="ce26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0">
            <text:p>0</text:p>
          </table:table-cell>
          <table:table-cell table:style-name="ce26" table:formula="oooc:=COUNTIF([.C31:.K31];&quot;51&quot;) + COUNTIF([.C31:.K31];&quot;51L&quot;)" office:value-type="float" office:value="0">
            <text:p>0</text:p>
          </table:table-cell>
          <table:table-cell table:style-name="ce26" table:formula="oooc:=COUNTIF([.C31:.K31];&quot;52&quot;) + COUNTIF([.C31:.K31];&quot;52L&quot;)" office:value-type="float" office:value="0">
            <text:p>0</text:p>
          </table:table-cell>
          <table:table-cell table:style-name="ce26" table:formula="oooc:=COUNTIF([.C31:.K31];&quot;11-19&quot;) + COUNTIF([.C31:.K31];&quot;2&quot;)" office:value-type="float" office:value="0">
            <text:p>0</text:p>
          </table:table-cell>
          <table:table-cell table:style-name="ce26" table:formula="oooc:=COUNTIF([.C31:.K31];&quot;U&quot;)+COUNTIF([.C31:.K31];&quot;UL&quot;)" office:value-type="float" office:value="0">
            <text:p>0</text:p>
          </table:table-cell>
          <table:table-cell table:style-name="ce26" table:formula="oooc:=COUNTIF([.C31:.K31];&quot;KVIT&quot;)" office:value-type="float" office:value="0">
            <text:p>0</text:p>
          </table:table-cell>
          <table:table-cell table:style-name="ce34" table:formula="oooc:=COUNTBLANK([.C31:.K31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31">
            <text:p>31. dec 06</text:p>
          </table:table-cell>
          <table:table-cell table:style-name="ce8" table:formula="oooc:=TEXT([.A32];&quot;Ddd&quot;)" office:value-type="string" office:string-value="ned">
            <text:p>ned</text:p>
          </table:table-cell>
          <table:table-cell table:style-name="ce17"/>
          <table:table-cell table:style-name="ce14" table:number-columns-repeated="5"/>
          <table:table-cell table:style-name="ce21"/>
          <table:table-cell table:style-name="ce22" table:number-columns-repeated="2"/>
          <table:table-cell table:style-name="ce24" office:value-type="string">
            <text:p>MIR</text:p>
          </table:table-cell>
          <table:table-cell table:style-name="ce26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0">
            <text:p>0</text:p>
          </table:table-cell>
          <table:table-cell table:style-name="ce26" table:formula="oooc:=COUNTIF([.C32:.K32];&quot;51&quot;) + COUNTIF([.C32:.K32];&quot;51L&quot;)" office:value-type="float" office:value="0">
            <text:p>0</text:p>
          </table:table-cell>
          <table:table-cell table:style-name="ce26" table:formula="oooc:=COUNTIF([.C32:.K32];&quot;52&quot;) + COUNTIF([.C32:.K32];&quot;52L&quot;)" office:value-type="float" office:value="0">
            <text:p>0</text:p>
          </table:table-cell>
          <table:table-cell table:style-name="ce26" table:formula="oooc:=COUNTIF([.C32:.K32];&quot;11-19&quot;) + COUNTIF([.C32:.K32];&quot;2&quot;)" office:value-type="float" office:value="0">
            <text:p>0</text:p>
          </table:table-cell>
          <table:table-cell table:style-name="ce26" table:formula="oooc:=COUNTIF([.C32:.K32];&quot;U&quot;)+COUNTIF([.C32:.K32];&quot;UL&quot;)" office:value-type="float" office:value="0">
            <text:p>0</text:p>
          </table:table-cell>
          <table:table-cell table:style-name="ce26" table:formula="oooc:=COUNTIF([.C32:.K32];&quot;KVIT&quot;)" office:value-type="float" office:value="0">
            <text:p>0</text:p>
          </table:table-cell>
          <table:table-cell table:style-name="ce34" table:formula="oooc:=COUNTBLANK([.C32:.K3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27" table:number-columns-repeated="6"/>
          <table:table-cell table:style-name="ce35"/>
          <table:table-cell table:number-columns-repeated="237"/>
        </table:table-row>
        <table:table-row table:style-name="ro1" table:number-rows-repeated="2">
          <table:table-cell table:style-name="Default" table:number-columns-repeated="256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lovni lis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Delovni list3" table:style-name="ta1" table:print="false">
        <table:table-column table:style-name="co1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Wingdings" svg:font-family="Wingdings"/>
    <style:font-face style:name="Albany" svg:font-family="Albany" style:font-family-generic="swiss"/>
    <style:font-face style:name="Arial1" svg:font-family="Arial" style:font-family-generic="swiss"/>
    <style:font-face style:name="Arial Black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l" number:country="SI">SI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currency-symbol number:language="sl" number:country="SI">SIT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sl" number:country="SI">SIT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">
      <number:text>-</number:text>
      <number:number number:decimal-places="0" number:min-integer-digits="1" number:grouping="true"/>
      <number:text> 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DM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2P0"/>
    </number:number-style>
    <number:number-style style:name="N124P0" style:volatile="true">
      <number:number number:decimal-places="0" number:min-integer-digits="1" number:grouping="true"/>
      <number:text> DM</number:text>
    </number:number-style>
    <number:number-style style:name="N124P1" style:volatile="true">
      <number:text>-</number:text>
      <number:number number:decimal-places="0" number:min-integer-digits="1" number:grouping="true"/>
      <number:text> DM</number:text>
    </number:number-style>
    <number:number-style style:name="N124">
      <number:text>- DM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integer-digits="1" number:grouping="true"/>
      <number:text> DM</number:text>
    </number:number-style>
    <number:number-style style:name="N128P1" style:volatile="true">
      <number:text>-</number:text>
      <number:number number:decimal-places="2" number:min-integer-digits="1" number:grouping="true"/>
      <number:text> DM</number:text>
    </number:number-style>
    <number:number-style style:name="N128">
      <number:text>-</number:text>
      <number:number number:decimal-places="0" number:min-integer-digits="0"/>
      <number:text> DM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"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integer-digits="1" number:grouping="true"/>
      <number:text> SIT</number:text>
    </number:number-style>
    <number:number-style style:name="N132">
      <number:text>-</number:text>
      <number:number number:decimal-places="0" number:min-integer-digits="1" number:grouping="true"/>
      <number:text> SIT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SIT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SIT</number:text>
    </number:number-style>
    <number:number-style style:name="N135">
      <number:text>-</number:text>
      <number:number number:decimal-places="2" number:min-integer-digits="1" number:grouping="true"/>
      <number:text> SIT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SIT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SIT</number:text>
    </number:number-style>
    <number:number-style style:name="N138P1" style:volatile="true">
      <number:text>-</number:text>
      <number:number number:decimal-places="0" number:min-integer-digits="1" number:grouping="true"/>
      <number:text> SIT</number:text>
    </number:number-style>
    <number:number-style style:name="N138">
      <number:text>- SIT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number:min-integer-digits="1" number:grouping="true"/>
      <number:text> SIT</number:text>
    </number:number-style>
    <number:number-style style:name="N140P1" style:volatile="true">
      <number:text>-</number:text>
      <number:number number:decimal-places="2" number:min-integer-digits="1" number:grouping="true"/>
      <number:text> SIT</number:text>
    </number:number-style>
    <number:number-style style:name="N140">
      <number:text>-</number:text>
      <number:number number:decimal-places="0" number:min-integer-digits="0"/>
      <number:text> SIT</number:text>
      <style:map style:condition="value()&gt;0" style:apply-style-name="N140P0"/>
      <style:map style:condition="value()&lt;0" style:apply-style-name="N140P1"/>
    </number:number-style>
    <number:date-style style:name="N141">
      <number:day/>
      <number:text>. </number:text>
      <number:month number:textual="true"/>
      <number:text> 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aznik" style:family="table-cell" style:parent-style-name="Default">
      <style:table-cell-properties fo:background-color="#ccffff"/>
    </style:style>
    <style:style style:name="prepovedano" style:family="table-cell" style:parent-style-name="Default">
      <style:table-cell-properties fo:background-color="#ff6633"/>
      <style:text-properties fo:font-size="15pt" fo:font-weight="bold"/>
    </style:style>
    <style:style style:name="preveč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bold" style:font-size-asian="18pt" style:font-weight-asian="normal" style:font-size-complex="18pt" style:font-weight-complex="normal"/>
    </style:style>
    <style:style style:name="prazno" style:family="table-cell" style:parent-style-name="Default">
      <style:table-cell-properties fo:background-color="#00ffff"/>
      <style:text-properties fo:font-size="14pt"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02">02.01.2007</text:date>, <text:time>23:38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iri Hollan</meta:initial-creator>
    <meta:creation-date>2006-11-28T13:43:43</meta:creation-date>
    <dc:creator>Jiří Hollan</dc:creator>
    <dc:date>2007-01-02T23:37:59</dc:date>
    <dc:language>sl-SI</dc:language>
    <meta:editing-cycles>7</meta:editing-cycles>
    <meta:editing-duration>PT29M29S</meta:editing-duration>
    <meta:user-defined meta:name="Info 1"/>
    <meta:user-defined meta:name="Info 2"/>
    <meta:user-defined meta:name="Info 3"/>
    <meta:user-defined meta:name="Info 4"/>
    <meta:document-statistic meta:table-count="3" meta:cell-count="376"/>
  </office:meta>
</office:document-meta>
</file>